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lucida grande" svg:font-family="'lucida grande', tahoma, verdana, arial, sans-serif"/>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text-underline-style="solid" style:text-underline-width="auto" style:text-underline-color="font-color" style:font-style-asian="normal" style:font-style-complex="normal"/>
    </style:style>
    <style:style style:name="P2" style:family="paragraph" style:parent-style-name="Standard" style:list-style-name="L1">
      <style:text-properties fo:font-style="normal" style:text-underline-style="solid" style:text-underline-width="auto" style:text-underline-color="font-color" style:font-style-asian="normal" style:font-style-complex="normal"/>
    </style:style>
    <style:style style:name="P3" style:family="paragraph" style:parent-style-name="Standard" style:list-style-name="L2">
      <style:text-properties fo:font-style="normal" style:text-underline-style="solid" style:text-underline-width="auto" style:text-underline-color="font-color" style:font-style-asian="normal" style:font-style-complex="normal"/>
    </style:style>
    <style:style style:name="P4" style:family="paragraph" style:parent-style-name="Standard" style:list-style-name="L3">
      <style:text-properties fo:font-style="normal" style:text-underline-style="solid" style:text-underline-width="auto" style:text-underline-color="font-color" style:font-style-asian="normal" style:font-style-complex="normal"/>
    </style:style>
    <style:style style:name="P5" style:family="paragraph" style:parent-style-name="Standard">
      <style:text-properties fo:color="#800000"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list-style-name="L4">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list-style-name="L4">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list-style-name="L5">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1" style:family="paragraph" style:parent-style-name="Standard" style:list-style-name="L6">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2" style:family="paragraph" style:parent-style-name="Standard" style:list-style-name="L7">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3" style:family="paragraph" style:parent-style-name="Standard">
      <style:text-properties fo:color="#000000" fo:font-style="normal" style:text-underline-style="none" fo:font-weight="normal" style:font-style-asian="normal" style:font-weight-asian="normal" style:font-style-complex="normal" style:font-weight-complex="normal"/>
    </style:style>
    <style:style style:name="P14" style:family="paragraph" style:parent-style-name="Standard" style:list-style-name="L7">
      <style:text-properties fo:color="#000000"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8">
      <style:text-properties fo:color="#000000" fo:font-style="normal" style:text-underline-style="none" fo:font-weight="normal" style:font-style-asian="normal" style:font-weight-asian="normal" style:font-style-complex="normal" style:font-weight-complex="normal"/>
    </style:style>
    <style:style style:name="P16" style:family="paragraph" style:parent-style-name="Standard" style:list-style-name="L9">
      <style:text-properties fo:color="#000000" fo:font-style="normal" style:text-underline-style="none" fo:font-weight="normal" style:font-style-asian="normal" style:font-weight-asian="normal" style:font-style-complex="normal" style:font-weight-complex="normal"/>
    </style:style>
    <style:style style:name="P17" style:family="paragraph" style:parent-style-name="Standard" style:list-style-name="L10">
      <style:text-properties fo:color="#000000" fo:font-style="normal" style:text-underline-style="none" fo:font-weight="normal" style:font-style-asian="normal" style:font-weight-asian="normal" style:font-style-complex="normal" style:font-weight-complex="normal"/>
    </style:style>
    <style:style style:name="P18" style:family="paragraph" style:parent-style-name="Standard" style:list-style-name="L11">
      <style:text-properties fo:color="#000000"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12">
      <style:text-properties fo:color="#000000" fo:font-style="normal" style:text-underline-style="none" fo:font-weight="normal" style:font-style-asian="normal" style:font-weight-asian="normal" style:font-style-complex="normal" style:font-weight-complex="normal"/>
    </style:style>
    <style:style style:name="P20" style:family="paragraph" style:parent-style-name="Standard" style:list-style-name="L13">
      <style:text-properties fo:color="#000000" fo:font-style="normal" style:text-underline-style="none" fo:font-weight="normal" style:font-style-asian="normal" style:font-weight-asian="normal" style:font-style-complex="normal" style:font-weight-complex="normal"/>
    </style:style>
    <style:style style:name="P21" style:family="paragraph" style:parent-style-name="Standard" style:list-style-name="L14">
      <style:text-properties fo:color="#000000" fo:font-style="normal" style:text-underline-style="none" fo:font-weight="normal" style:font-style-asian="normal" style:font-weight-asian="normal" style:font-style-complex="normal" style:font-weight-complex="normal"/>
    </style:style>
    <style:style style:name="P22" style:family="paragraph" style:parent-style-name="Standard" style:list-style-name="L15">
      <style:text-properties fo:color="#000000"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16">
      <style:text-properties fo:color="#000000" fo:font-style="normal" style:text-underline-style="none" fo:font-weight="normal" style:font-style-asian="normal" style:font-weight-asian="normal" style:font-style-complex="normal" style:font-weight-complex="normal"/>
    </style:style>
    <style:style style:name="P24" style:family="paragraph" style:parent-style-name="Standard" style:list-style-name="L17">
      <style:text-properties fo:color="#000000"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18">
      <style:text-properties fo:color="#000000" fo:font-style="normal" style:text-underline-style="none" fo:font-weight="normal" style:font-style-asian="normal" style:font-weight-asian="normal" style:font-style-complex="normal" style:font-weight-complex="normal"/>
    </style:style>
    <style:style style:name="P26" style:family="paragraph" style:parent-style-name="Standard">
      <style:text-properties fo:color="#000000" fo:font-style="normal" style:text-underline-style="none" fo:font-weight="bold" style:font-style-asian="normal" style:font-weight-asian="bold" style:font-style-complex="normal" style:font-weight-complex="bold"/>
    </style:style>
    <style:style style:name="P27" style:family="paragraph" style:parent-style-name="Standard" style:list-style-name="L17">
      <style:text-properties fo:color="#000000" fo:font-style="normal" style:text-underline-style="none" fo:font-weight="bold" style:font-style-asian="normal" style:font-weight-asian="bold" style:font-style-complex="normal" style:font-weight-complex="bold"/>
    </style:style>
    <style:style style:name="P28" style:family="paragraph" style:parent-style-name="Standard" style:list-style-name="L19">
      <style:text-properties fo:color="#000000" fo:font-style="normal" style:text-underline-style="none" fo:font-weight="bold" style:font-style-asian="normal" style:font-weight-asian="bold" style:font-style-complex="normal" style:font-weight-complex="bold"/>
    </style:style>
    <style:style style:name="P29" style:family="paragraph" style:parent-style-name="Standard">
      <style:text-properties fo:color="#ff0000" fo:font-style="normal" style:text-underline-style="solid" style:text-underline-width="auto" style:text-underline-color="font-color" fo:font-weight="normal" style:font-style-asian="normal" style:font-weight-asian="normal" style:font-style-complex="normal" style:font-weight-complex="normal"/>
    </style:style>
    <style:style style:name="P30" style:family="paragraph" style:parent-style-name="Standard" style:list-style-name="L5">
      <style:text-properties fo:color="#ff0000" fo:font-style="normal" style:text-underline-style="solid" style:text-underline-width="auto" style:text-underline-color="font-color" fo:font-weight="normal" style:font-style-asian="normal" style:font-weight-asian="normal" style:font-style-complex="normal" style:font-weight-complex="normal"/>
    </style:style>
    <style:style style:name="P31" style:family="paragraph" style:parent-style-name="Standard" style:list-style-name="L5">
      <style:text-properties fo:color="#008000" fo:font-style="normal" style:text-underline-style="solid" style:text-underline-width="auto" style:text-underline-color="font-color" fo:font-weight="normal" style:font-style-asian="normal" style:font-weight-asian="normal" style:font-style-complex="normal" style:font-weight-complex="normal"/>
    </style:style>
    <style:style style:name="P32" style:family="paragraph" style:parent-style-name="Standard" style:list-style-name="L15"/>
    <style:style style:name="P33" style:family="paragraph" style:parent-style-name="Standard">
      <style:text-properties style:font-name="Times New Roman"/>
    </style:style>
    <style:style style:name="P34" style:family="paragraph" style:parent-style-name="Standard" style:list-style-name="L4">
      <style:text-properties style:font-name="Times New Roman" fo:font-size="12pt" fo:font-style="normal" style:text-underline-style="none" style:font-size-asian="12pt" style:font-style-asian="normal" style:font-size-complex="12pt" style:font-style-complex="normal"/>
    </style:style>
    <style:style style:name="P35" style:family="paragraph" style:parent-style-name="Standard">
      <style:paragraph-properties fo:padding="0.074cm" fo:border-left="none" fo:border-right="none" fo:border-top="none" fo:border-bottom="0.002cm solid #000000" style:join-border="false"/>
    </style:style>
    <style:style style:name="P36" style:family="paragraph" style:parent-style-name="Standard">
      <style:paragraph-properties fo:padding="0.074cm" fo:border-left="none" fo:border-right="none" fo:border-top="none" fo:border-bottom="0.002cm solid #000000" style:join-border="false"/>
      <style:text-properties fo:font-style="normal" style:text-underline-style="solid" style:text-underline-width="auto" style:text-underline-color="font-color" style:font-style-asian="normal" style:font-style-complex="normal"/>
    </style:style>
    <style:style style:name="P37" style:family="paragraph" style:parent-style-name="Standard">
      <style:paragraph-properties fo:padding="0.074cm" fo:border-left="none" fo:border-right="none" fo:border-top="none" fo:border-bottom="0.002cm solid #000000" style:join-border="false"/>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38" style:family="paragraph" style:parent-style-name="Standard">
      <style:paragraph-properties fo:padding="0.074cm" fo:border-left="none" fo:border-right="none" fo:border-top="none" fo:border-bottom="0.002cm solid #000000" style:join-border="false"/>
      <style:text-properties fo:color="#000000" fo:font-style="normal" style:text-underline-style="solid" style:text-underline-width="auto" style:text-underline-color="font-color" fo:font-weight="bold" fo:background-color="#ffff00" style:font-style-asian="normal" style:font-weight-asian="bold" style:font-style-complex="normal" style:font-weight-complex="bold"/>
    </style:style>
    <style:style style:name="P39" style:family="paragraph" style:parent-style-name="Standard">
      <style:paragraph-properties fo:padding="0.074cm" fo:border-left="none" fo:border-right="none" fo:border-top="none" fo:border-bottom="0.002cm solid #000000" style:join-border="false"/>
      <style:text-properties fo:color="#000000" fo:font-style="normal" style:text-underline-style="none" fo:font-weight="normal" style:font-style-asian="normal" style:font-weight-asian="normal" style:font-style-complex="normal" style:font-weight-complex="normal"/>
    </style:style>
    <style:style style:name="P40" style:family="paragraph" style:parent-style-name="Standard">
      <style:paragraph-properties fo:padding="0.074cm" fo:border-left="none" fo:border-right="none" fo:border-top="none" fo:border-bottom="0.002cm solid #000000" style:join-border="false"/>
      <style:text-properties fo:color="#000000" fo:font-style="normal" style:text-underline-style="none" fo:font-weight="normal" fo:background-color="#ffff00" style:font-style-asian="normal" style:font-weight-asian="normal" style:font-style-complex="normal" style:font-weight-complex="normal"/>
    </style:style>
    <style:style style:name="P41" style:family="paragraph" style:parent-style-name="Standard">
      <style:paragraph-properties fo:padding="0.074cm" fo:border-left="none" fo:border-right="none" fo:border-top="none" fo:border-bottom="0.002cm solid #000000" style:join-border="false"/>
      <style:text-properties fo:color="#000000" fo:font-style="normal" style:text-underline-style="none" fo:font-weight="bold" style:font-style-asian="normal" style:font-weight-asian="bold" style:font-style-complex="normal" style:font-weight-complex="bold"/>
    </style:style>
    <style:style style:name="P42" style:family="paragraph" style:parent-style-name="Standard">
      <style:paragraph-properties fo:padding="0.074cm" fo:border-left="none" fo:border-right="none" fo:border-top="none" fo:border-bottom="0.002cm solid #000000" style:join-border="false"/>
      <style:text-properties fo:color="#000000" fo:font-style="normal" style:text-underline-style="none" fo:font-weight="bold" fo:background-color="#ffff00" style:font-style-asian="normal" style:font-weight-asian="bold" style:font-style-complex="normal" style:font-weight-complex="bold"/>
    </style:style>
    <style:style style:name="P43" style:family="paragraph" style:parent-style-name="Standard">
      <style:paragraph-properties fo:padding="0.074cm" fo:border-left="none" fo:border-right="none" fo:border-top="none" fo:border-bottom="0.002cm solid #000000" style:join-border="false"/>
      <style:text-properties fo:color="#ff0000" fo:font-style="normal" style:text-underline-style="solid" style:text-underline-width="auto" style:text-underline-color="font-color"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bold" style:font-name-asian="Arial-ItalicMT" style:font-weight-asian="bold" style:font-name-complex="Arial-ItalicMT"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background-color="transparent"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fo:background-color="transparent" style:font-style-asian="italic" style:font-weight-asian="normal" style:font-style-complex="italic" style:font-weight-complex="normal"/>
    </style:style>
    <style:style style:name="T12" style:family="text">
      <style:text-properties fo:font-style="italic" style:font-name-asian="Arial-ItalicMT" style:font-style-asian="italic" style:font-name-complex="Arial-ItalicMT" style:font-style-complex="italic"/>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style:text-underline-style="solid" style:text-underline-width="auto" style:text-underline-color="font-color"/>
    </style:style>
    <style:style style:name="T19" style:family="text">
      <style:text-properties style:font-style-asian="normal"/>
    </style:style>
    <style:style style:name="T20" style:family="text">
      <style:text-properties style:font-style-complex="normal"/>
    </style:style>
    <style:style style:name="T21" style:family="text">
      <style:text-properties fo:color="#800000" fo:font-weight="bold" style:font-weight-asian="bold" style:font-weight-complex="bold"/>
    </style:style>
    <style:style style:name="T22" style:family="text">
      <style:text-properties fo:color="#000000"/>
    </style:style>
    <style:style style:name="T23" style:family="text">
      <style:text-properties fo:color="#000000" fo:font-weight="bold" style:font-weight-asian="bold" style:font-weight-complex="bold"/>
    </style:style>
    <style:style style:name="T24" style:family="text">
      <style:text-properties fo:color="#000000" fo:font-weight="bold" fo:background-color="#ffff00" style:font-weight-asian="bold" style:font-weight-complex="bold"/>
    </style:style>
    <style:style style:name="T25" style:family="text">
      <style:text-properties fo:color="#000000"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T26" style:family="text">
      <style:text-properties fo:color="#ff0000" style:text-underline-style="none"/>
    </style:style>
    <style:style style:name="T27" style:family="text">
      <style:text-properties fo:color="#008000" style:text-underline-style="none"/>
    </style:style>
    <style:style style:name="T28" style:family="text">
      <style:text-properties fo:font-weight="normal"/>
    </style:style>
    <style:style style:name="T29" style:family="text">
      <style:text-properties fo:font-weight="normal" style:font-weight-asian="normal" style:font-weight-complex="normal"/>
    </style:style>
    <style:style style:name="T30" style:family="text">
      <style:text-properties fo:font-weight="normal" style:font-name-asian="Arial-ItalicMT" style:font-weight-asian="normal" style:font-name-complex="Arial-ItalicMT" style:font-weight-complex="normal"/>
    </style:style>
    <style:style style:name="T31" style:family="text">
      <style:text-properties fo:background-color="#ffff00"/>
    </style:style>
    <style:style style:name="T32" style:family="text">
      <style:text-properties fo:background-color="transparent"/>
    </style:style>
    <style:style style:name="T33" style:family="text">
      <style:text-properties fo:font-size="11pt"/>
    </style:style>
    <style:style style:name="T34" style:family="text">
      <style:text-properties fo:font-size="11pt" style:font-name-asian="ArialMT" style:font-size-asian="11pt" style:font-name-complex="ArialMT" style:font-size-complex="11pt"/>
    </style:style>
    <style:style style:name="T35" style:family="text">
      <style:text-properties fo:font-size="11pt" fo:font-style="italic" style:font-name-asian="Arial-ItalicMT" style:font-size-asian="11pt" style:font-style-asian="italic" style:font-name-complex="Arial-ItalicMT" style:font-size-complex="11pt" style:font-style-complex="italic"/>
    </style:style>
    <style:style style:name="T36" style:family="text">
      <style:text-properties fo:font-size="11pt" fo:font-style="normal" style:font-name-asian="ArialMT" style:font-size-asian="11pt" style:font-style-asian="normal" style:font-name-complex="ArialMT" style:font-size-complex="11pt" style:font-style-complex="normal"/>
    </style:style>
    <style:style style:name="T37" style:family="text">
      <style:text-properties fo:font-size="11pt" style:font-name-asian="Arial-ItalicMT" style:font-size-asian="11pt" style:font-name-complex="Arial-ItalicMT" style:font-size-complex="11pt"/>
    </style:style>
    <style:style style:name="T38" style:family="text">
      <style:text-properties style:font-name="Arial-ItalicMT"/>
    </style:style>
    <style:style style:name="T39" style:family="text">
      <style:text-properties style:font-name="Arial-ItalicMT" fo:font-size="11pt" fo:font-style="italic" style:font-name-asian="Arial-ItalicMT" style:font-size-asian="11pt" style:font-style-asian="italic" style:font-name-complex="Arial-ItalicMT" style:font-size-complex="11pt" style:font-style-complex="italic"/>
    </style:style>
    <style:style style:name="T40" style:family="text">
      <style:text-properties style:font-name="Arial-ItalicMT" fo:font-size="11pt" style:font-name-asian="Arial-ItalicMT" style:font-size-asian="11pt" style:font-name-complex="Arial-ItalicMT" style:font-size-complex="11pt"/>
    </style:style>
    <style:style style:name="T41" style:family="text">
      <style:text-properties style:font-name="ArialMT"/>
    </style:style>
    <style:style style:name="T42" style:family="text">
      <style:text-properties style:font-name="ArialMT" fo:font-size="11pt" fo:font-style="italic" style:font-name-asian="ArialMT" style:font-size-asian="11pt" style:font-style-asian="italic" style:font-name-complex="ArialMT" style:font-size-complex="11pt" style:font-style-complex="italic"/>
    </style:style>
    <style:style style:name="T43" style:family="text">
      <style:text-properties style:font-name="ArialMT" fo:font-size="11pt" style:font-name-asian="ArialMT" style:font-size-asian="11pt" style:font-name-complex="ArialMT" style:font-size-complex="11pt"/>
    </style:style>
    <style:style style:name="T44" style:family="text">
      <style:text-properties style:font-name-asian="ArialMT"/>
    </style:style>
    <style:style style:name="T45" style:family="text">
      <style:text-properties style:font-size-asian="11pt"/>
    </style:style>
    <style:style style:name="T46" style:family="text">
      <style:text-properties style:font-name-complex="ArialMT"/>
    </style:style>
    <style:style style:name="T47" style:family="text">
      <style:text-properties style:font-size-complex="11pt"/>
    </style:style>
    <style:style style:name="T48" style:family="text">
      <style:text-properties style:font-weight-asian="normal"/>
    </style:style>
    <style:style style:name="T49" style:family="text">
      <style:text-properties style:font-weight-complex="normal"/>
    </style:style>
    <style:style style:name="T50" style:family="text">
      <style:text-properties style:font-name="Times New Roman" fo:font-style="normal"/>
    </style:style>
    <style:style style:name="T51" style:family="text">
      <style:text-properties style:font-name="Times New Roman" fo:font-size="11pt" fo:font-style="italic" style:font-name-asian="ArialMT" style:font-size-asian="11pt" style:font-style-asian="italic" style:font-name-complex="ArialMT" style:font-size-complex="11pt" style:font-style-complex="italic"/>
    </style:style>
    <style:style style:name="T52" style:family="text">
      <style:text-properties style:font-name="Times New Roman" fo:font-size="11pt" fo:font-style="italic" style:font-name-asian="Arial-ItalicMT" style:font-size-asian="11pt" style:font-style-asian="italic" style:font-name-complex="Arial-ItalicMT" style:font-size-complex="11pt" style:font-style-complex="italic"/>
    </style:style>
    <style:style style:name="T53" style:family="text">
      <style:text-properties style:font-name="Times New Roman" fo:font-size="11pt" style:font-name-asian="ArialMT" style:font-size-asian="11pt" style:font-name-complex="ArialMT" style:font-size-complex="11pt"/>
    </style:style>
    <style:style style:name="T54" style:family="text">
      <style:text-properties style:font-name="Times New Roman" fo:font-size="12pt" fo:font-style="normal" style:font-size-asian="12pt" style:font-size-complex="12pt"/>
    </style:style>
    <style:style style:name="T55" style:family="text">
      <style:text-properties style:font-name="Times New Roman" fo:font-size="12pt" fo:font-style="normal" style:font-name-asian="ArialMT" style:font-size-asian="12pt" style:font-style-asian="normal" style:font-name-complex="ArialMT" style:font-size-complex="12pt" style:font-style-complex="normal"/>
    </style:style>
    <style:style style:name="T56" style:family="text">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T57" style:family="text">
      <style:text-properties style:font-name="Times New Roman" fo:font-size="12pt" fo:font-style="italic" style:font-name-asian="ArialMT" style:font-size-asian="12pt" style:font-style-asian="italic" style:font-name-complex="ArialMT" style:font-size-complex="12pt" style:font-style-complex="italic"/>
    </style:style>
    <style:style style:name="T58" style:family="text">
      <style:text-properties style:font-name="Times New Roman" fo:font-size="12pt" fo:font-style="italic" style:font-name-asian="Arial-ItalicMT" style:font-size-asian="12pt" style:font-style-asian="italic" style:font-name-complex="Arial-ItalicMT" style:font-size-complex="12pt" style:font-style-complex="italic"/>
    </style:style>
    <style:style style:name="T59" style:family="text">
      <style:text-properties style:font-name="Times New Roman" fo:font-size="12pt" style:font-name-asian="ArialMT" style:font-size-asian="12pt" style:font-name-complex="ArialMT" style:font-size-complex="12pt"/>
    </style:style>
    <style:style style:name="T60" style:family="text">
      <style:text-properties fo:font-size="12pt" style:font-name-asian="ArialMT" style:font-size-asian="12pt" style:font-name-complex="ArialMT" style:font-size-complex="12pt"/>
    </style:style>
    <style:style style:name="T61" style:family="text">
      <style:text-properties fo:font-size="12pt" fo:font-style="italic" style:font-name-asian="Arial-ItalicMT" style:font-size-asian="12pt" style:font-style-asian="italic" style:font-name-complex="Arial-ItalicMT" style:font-size-complex="12pt" style:font-style-complex="italic"/>
    </style:style>
    <style:style style:name="T62" style:family="text">
      <style:text-properties fo:font-size="12pt" fo:font-style="italic" style:font-name-asian="ArialMT" style:font-size-asian="12pt" style:font-style-asian="italic" style:font-name-complex="ArialMT" style:font-size-complex="12pt" style:font-style-complex="italic"/>
    </style:style>
    <style:style style:name="T63" style:family="text">
      <style:text-properties fo:font-size="12pt" fo:font-style="normal" style:font-name-asian="ArialMT" style:font-size-asian="12pt" style:font-style-asian="normal" style:font-name-complex="ArialMT" style:font-size-complex="12pt" style:font-style-complex="normal"/>
    </style:style>
    <style:style style:name="T64" style:family="text">
      <style:text-properties fo:font-size="12pt" fo:font-style="normal" style:font-name-asian="Arial-ItalicMT" style:font-size-asian="12pt" style:font-style-asian="normal" style:font-name-complex="Arial-ItalicMT" style:font-size-complex="12pt" style:font-style-complex="normal"/>
    </style:style>
    <style:style style:name="T65" style:family="text">
      <style:text-properties style:font-name-asian="Arial-ItalicMT"/>
    </style:style>
    <style:style style:name="T66" style:family="text">
      <style:text-properties style:font-name-asian="Arial-ItalicMT" style:font-name-complex="Arial-ItalicMT"/>
    </style:style>
    <style:style style:name="T67" style:family="text">
      <style:text-properties style:font-name-complex="Arial-ItalicM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24">Les rôles du manager</text:span> <text:span text:style-name="T4">(Mintzberg)</text:span></text:p>
      <text:p text:style-name="P1">Rôles interpersonnels</text:p>
      <text:list xml:id="list33571461" text:style-name="L1">
        <text:list-item>
          <text:p text:style-name="P2"><text:span text:style-name="T14">Symbole</text:span><text:span text:style-name="T13"> : </text:span><text:span text:style-name="T5">accueillir des visiteurs, signer des documents officiels, ... (obligation d'accomplir certaines tâches routinières juridiques ou sociales)</text:span></text:p>
        </text:list-item>
        <text:list-item>
          <text:p text:style-name="P2"><text:span text:style-name="T14">Leader</text:span><text:span text:style-name="T13"> : </text:span><text:span text:style-name="T5">motiver et encourager le personnel, responsable de l'embauche, de la formation,...</text:span></text:p>
        </text:list-item>
        <text:list-item>
          <text:p text:style-name="P2"><text:span text:style-name="T14">Agent de liaison</text:span><text:span text:style-name="T13"> : </text:span><text:span text:style-name="T5">conserver le réseau naturel de contacts externes et d'informateurs offrant faveurs et renseignements utiles</text:span></text:p>
        </text:list-item>
      </text:list>
      <text:p text:style-name="P1">Rôles informationnels</text:p>
      <text:list xml:id="list33577369" text:style-name="L2">
        <text:list-item>
          <text:p text:style-name="P3"><text:span text:style-name="T14">Observateur actif</text:span><text:span text:style-name="T13"> : </text:span><text:span text:style-name="T5">rechercher et recevoir des informations afin de mieux cerner l'organisation et son environnement</text:span></text:p>
        </text:list-item>
        <text:list-item>
          <text:p text:style-name="P3"><text:span text:style-name="T14">Diffuseur</text:span><text:span text:style-name="T13"> : </text:span><text:span text:style-name="T5">transmettre des informations reçues d'autres employés à des membres de l'organisation</text:span></text:p>
        </text:list-item>
        <text:list-item>
          <text:p text:style-name="P3"><text:span text:style-name="T14">Porte-parole</text:span><text:span text:style-name="T13"> : </text:span><text:span text:style-name="T5">transmettre des informations à des intervenants externes sur les plans, règles, actions, résultats, ... servir d'expert sur l'activité de l'organisation</text:span></text:p>
        </text:list-item>
      </text:list>
      <text:p text:style-name="P1">Rôles décisionnels</text:p>
      <text:list xml:id="list33598633" text:style-name="L3">
        <text:list-item>
          <text:p text:style-name="P4"><text:span text:style-name="T14">Entrepreneur</text:span><text:span text:style-name="T13"> : </text:span><text:span text:style-name="T5">rechercher dans l'organisation et son environnement des occasions d'avancer et lancer des projets d'amélioration pour instaurer des changements, contrôler l'élaboration de certains projets</text:span></text:p>
        </text:list-item>
        <text:list-item>
          <text:p text:style-name="P4"><text:span text:style-name="T14">Régulateur</text:span><text:span text:style-name="T13"> : </text:span><text:span text:style-name="T5">chargé des actions de correction lorsque l'organisation doit faire face à des problèmes majeurs.</text:span></text:p>
        </text:list-item>
        <text:list-item>
          <text:p text:style-name="P4"><text:span text:style-name="T14">Répartiteur de ressources</text:span><text:span text:style-name="T13"> : </text:span><text:span text:style-name="T5">chargé d'attribuer des ressources en tout genre, en d'autres termes de prendre ou d'approuver toutes les décisions importantes</text:span></text:p>
        </text:list-item>
        <text:list-item>
          <text:p text:style-name="P4"><text:span text:style-name="T14">Négociateur</text:span><text:span text:style-name="T13"> : </text:span><text:span text:style-name="T5">chargé de représenter l'organisation lors des négociations</text:span></text:p>
        </text:list-item>
      </text:list>
      <text:p text:style-name="P36"><text:span text:style-name="T5"/></text:p>
      <text:p text:style-name="P38"><text:span text:style-name="T13">Les théories de la motivation</text:span></text:p>
      <text:p text:style-name="P5"><text:span text:style-name="T13"/></text:p>
      <text:list xml:id="list34117503" text:style-name="L4">
        <text:list-item>
          <text:p text:style-name="P7"><text:span text:style-name="T13">La théorie des 2 facteurs de Hertzberg</text:span></text:p>
          <text:p text:style-name="P9"><text:span text:style-name="T13">Théorie selon laquelle les besoins de l'employé sont répartis en 2 facteurs, les facteurs d'hygiène et les facteurs moteurs. Les facteurs d'hygiène regroupent les besoins basiques de tout employé tels que la nourriture, aller aux toilettes, la sexualité, le salaire, les conditions de travail ... Les facteurs moteurs quant à eux regroupent l'accomplissement, la reconnaissance, la responsabilité, ... La théorie de Hertzberg affirme alors que l'on ne peut être motivé que si on est satisfait, et on est satisfait que si les facteurs d'hygiène sont au vert et que certains des facteurs moteurs le sont également. Si on ne rencontre que les facteurs d'hygiènes, l'employé ne sera pas « insatisfait » mais il ne sera pas pour autant satisfait et donc pas motivé.</text:span></text:p>
        </text:list-item>
        <text:list-item>
          <text:p text:style-name="P7"><text:span text:style-name="T13">La théorie X et Y de McGregor</text:span></text:p>
          <text:p text:style-name="P9"><text:span text:style-name="T13">La théorie X affirme que l'employé est quelqu'un de fainéant, qu'il ne veut jamais travailler, qu'il déteste son travail, qu'il faut le contraindre par des menaces, qu'il évite toute responsabilité et qu'il faut le surveiller, qu'il n'a aucune ambition. Tandis que la théorie Y affirme que l'employé est quelqu'un qui est prêt à donner de lui-même dans son travail, qu'il est capable de s'autogérer et de s'autodiscipliner, qu'il assume et cherche à avoir des responsabilités, qu'il est capable de prendre des bonnes décisions.</text:span></text:p>
          <text:p text:style-name="P9"><text:span text:style-name="T13">Ces théories touchent surtout à la vision qu'ont les managers de leurs employés, ainsi on aura des managers X et des managers Y qui agiront en fonction de comment ils voient leurs employés. Il y a un corrolaire avec Maslow, on voit que les employés X sont dominés par leurs besoins physiologiques, tandis que les employés Y sont plutot interessés par les besoins d'estime et d'appartenance.</text:span></text:p>
        </text:list-item>
        <text:list-item>
          <text:p text:style-name="P7"><text:span text:style-name="T13">La pyramide de Maslow</text:span></text:p>
          <text:p text:style-name="P9"><text:span text:style-name="T13">Théorie selon laquelle l'employé aurait différents besoins classés de manière hiérarchique, c'est-à-dire que l'un ne s'exprime pas tant que le précédent n'est pas satisfait. Ces besoins </text:span><text:soft-page-break/><text:span text:style-name="T13">s'articulent donc selon une pyramide :</text:span></text:p>
          <text:p text:style-name="P9"><text:span text:style-name="T13">1. Auto-accomplissement</text:span></text:p>
          <text:p text:style-name="P9"><text:span text:style-name="T13">2. Estime</text:span></text:p>
          <text:p text:style-name="P9"><text:span text:style-name="T13">3. Appartenance</text:span></text:p>
          <text:p text:style-name="P9"><text:span text:style-name="T13">4. Sécurité</text:span></text:p>
          <text:p text:style-name="P9"><text:span text:style-name="T13">5. Besoins physiologiques</text:span></text:p>
          <text:p text:style-name="P9"><text:span text:style-name="T13">Lorsque l'on veut motiver un employé, il faut d'abord se rendre compte à quel endroit de la pyramide ainsi développée et satisfaire le besoin par lequel il est concerné.</text:span></text:p>
        </text:list-item>
        <text:list-item>
          <text:p text:style-name="P7"><text:span text:style-name="T13">La théorie des 3 besoins de McCleland</text:span></text:p>
          <text:p text:style-name="P9"><text:span text:style-name="T13">Il affirme que l'être humain possède 3 besoins : </text:span></text:p>
          <text:p text:style-name="P9"><text:span text:style-name="T13">- le besoin d'accomplissement : </text:span><text:span text:style-name="T5">l'envie de se surpasser, de s'accomplir au-delà des normes établies, de se battre pour réussir.</text:span></text:p>
          <text:p text:style-name="P9"><text:span text:style-name="T13">- le besoin de pouvoir : </text:span><text:span text:style-name="T5">le besoin d'imposer aux autres un comportement qu'ils n'auraient pas adopté en temps normal.</text:span></text:p>
          <text:p text:style-name="P9"><text:span text:style-name="T13">- le besoin d'affiliation : </text:span><text:span text:style-name="T5">le désir d'établir des relations interpersonnelles amicales et intimes.</text:span></text:p>
        </text:list-item>
        <text:list-item>
          <text:p text:style-name="P7"><text:span text:style-name="T13">La théorie de l'équité d'Adams (rapport contribution/rétribution)</text:span></text:p>
          <text:p text:style-name="P9"><text:span text:style-name="T13">Théorie selon laquelle les employés évaluent subjectivement ce qu'ils retirent de leur travail par rapport à ce qu'ils y investissent, ils comparent ensuite ce ratio à un référent pertinent. Il y a 3 référents : </text:span></text:p>
          <text:p text:style-name="P9"><text:span text:style-name="T13">- autrui : il s'agit des individus comparables à l'employé (même job, même entreprise, ... )</text:span></text:p>
          <text:p text:style-name="P9"><text:span text:style-name="T13">- système : politique et règles salariales de l'entreprise, ...</text:span></text:p>
          <text:p text:style-name="P9"><text:span text:style-name="T13">- soi : expériences personnelles passées.</text:span></text:p>
        </text:list-item>
        <text:list-item>
          <text:p text:style-name="P7"><text:span text:style-name="T13">La théorie du MCE de Hackman et Oldham</text:span></text:p>
          <text:p text:style-name="P9"><text:span text:style-name="T13">Selon le fait que l'individu ait un besoin d'accomplissement personnel plus ou moins développé, cette théorie affirme qu'un employé sera motivé s'il effectue des tâches auxquelles il porte un interêt, auxquelles sont reliées une responsabilité quant aux résultats et dont il connaîtra les résultats lorsquelles seront effectuées (feedback). Cette théorie est fondée sur la définition de cinq dimensions centrales du travail : variété des compétences, identité de la tâche, importance de la tâche, autonomie et feedback.</text:span></text:p>
        </text:list-item>
        <text:list-item>
          <text:p text:style-name="P7"><text:span text:style-name="T13">La théorie des attentes de Vroom</text:span></text:p>
          <text:p text:style-name="P9"><text:span text:style-name="T13">Cette théorie émet comme hypothèse que l'individu agit dans l'attente d'un résultat donné et en fonction de l'interêt qu'il attribue à ce dernier. Elle définit 3 relations :</text:span></text:p>
          <text:p text:style-name="P9"><text:span text:style-name="T13">- le lien effort-performance : </text:span><text:span text:style-name="T5">la probabilité aux yeux de l'individu de réaliser une certaine performance demandant un certain effort de sa part.</text:span></text:p>
          <text:p text:style-name="P9"><text:span text:style-name="T13">- le lien performance-rétribution : </text:span><text:span text:style-name="T5">La possibilité, évaluée par l'individu, qu'un niveau de performance donné lui permette d'atteindre un résultat souhaité.</text:span></text:p>
          <text:p text:style-name="P9"><text:span text:style-name="T13">- l'intérêt : </text:span><text:span text:style-name="T5">l'importance que l'individu accorde au résultat ou à la rétribution susceptible de découler de son travail.</text:span></text:p>
          <text:p text:style-name="P9"><text:span text:style-name="T13">Il découle donc que pour qu'un employé soit motivé (fournisse un </text:span><text:span text:style-name="T5">effort</text:span><text:span text:style-name="T13">) est fonction du fait qu'il se sente capable de réaliser la tâche demandée (</text:span><text:span text:style-name="T5">lien effort-performance</text:span><text:span text:style-name="T13">), que s'il en est capable, la rétribution qu'il en recevra soit à la hauteur (</text:span><text:span text:style-name="T5">lien performance-rétribution</text:span><text:span text:style-name="T13">) et que cette rétribution soit d'un quelconque </text:span><text:span text:style-name="T5">interêt</text:span><text:span text:style-name="T13"> pour lui.</text:span></text:p>
        </text:list-item>
        <text:list-item>
          <text:p text:style-name="P7"><text:span text:style-name="T13">La théorie objectif-trajectoire de House</text:span></text:p>
          <text:p text:style-name="P34">Théorie selon laquelle il revient au leader <text:span text:style-name="T66">d’aider ses subordonnés à atteindre leurs objectifs, en leur donnant les instructions et en leur </text:span><text:span text:style-name="T66">offrant le soutien nécessaire. Le rapport entre le leader et ses employés sera conditionné par deux facteurs de contingence : </text:span><text:span text:style-name="T3">les facteurs environnementaux</text:span><text:span text:style-name="T30"> et </text:span><text:span text:style-name="T3">les facteurs liés à l'individu lui même</text:span><text:span text:style-name="T30">.</text:span></text:p>
        </text:list-item>
      </text:list>
      <text:p text:style-name="P37"><text:span text:style-name="T13"/></text:p>
      <text:p text:style-name="P38"><text:span text:style-name="T13">Les départementalisations</text:span></text:p>
      <text:p text:style-name="P8"><text:span text:style-name="T13">Elles sont au nombres de :</text:span></text:p>
      <text:list xml:id="list35314419" text:style-name="L5">
        <text:list-item>
          <text:p text:style-name="P10"><text:span text:style-name="T13">Départementalisation par fonction</text:span></text:p>
          <text:p text:style-name="P31"><text:soft-page-break/><text:span text:style-name="T13">- simple</text:span></text:p>
          <text:p text:style-name="P31"><text:span text:style-name="T13">- si besoin d'une expertise particulière, c'est simple d'affecter l'expert dans le secteur désiré</text:span></text:p>
          <text:p text:style-name="P31"><text:span text:style-name="T13">- économie d'échelle en plaçant des individus dotés de compétences et spécialisations communes dans la même unité</text:span></text:p>
          <text:p text:style-name="P30"><text:span text:style-name="T13">- conflits entre les secteurs</text:span></text:p>
        </text:list-item>
        <text:list-item>
          <text:p text:style-name="P10"><text:span text:style-name="T13">Départementalisation par client</text:span></text:p>
          <text:p text:style-name="P31"><text:span text:style-name="T13">- responsabilité accrue des performances envers un type de client car toutes les activités liées à une même type de client sont gérées par un seul dirigeant =&gt; prise de décision facilitée</text:span></text:p>
          <text:p text:style-name="P31"><text:span text:style-name="T13">- comparabilité des résultats envers un type de client avec la concurrence (ou avec d'autres clients en interne)</text:span></text:p>
          <text:p text:style-name="P31"><text:span text:style-name="T13">- meilleure vision des résultats par clients</text:span></text:p>
          <text:p text:style-name="P30"><text:span text:style-name="T13">- risque de conflits entre les divisions</text:span></text:p>
          <text:p text:style-name="P30"><text:span text:style-name="T13">- doublon de personnel/technologie</text:span></text:p>
        </text:list-item>
        <text:list-item>
          <text:p text:style-name="P10"><text:span text:style-name="T13">Départementalisation par produit</text:span></text:p>
          <text:p text:style-name="P31"><text:span text:style-name="T13">- responsabilité accrue des performances du produit car toutes les activités liées à une même catégorie de produit sont gérées par un seul dirigeant =&gt; prise de décision facilitée</text:span></text:p>
          <text:p text:style-name="P31"><text:span text:style-name="T13">- comparabilité des résultats du produit avec la concurrence (ou avec d'autres produits en interne)</text:span></text:p>
          <text:p text:style-name="P31"><text:span text:style-name="T13">- meilleure vision des résultats par produits</text:span></text:p>
          <text:p text:style-name="P30"><text:span text:style-name="T13">- risque de conflits entre les divisions</text:span></text:p>
          <text:p text:style-name="P30"><text:span text:style-name="T13">- doublon de personnel/technologie</text:span></text:p>
          <text:p text:style-name="P30"><text:span text:style-name="T13">- risque de passer à coté d'innovations si 2 secteurs produits ne sont pas liés alors qu'ils le devraient (comme la télévision et les ordinateurs avant, qui maintenant sont liés)</text:span></text:p>
        </text:list-item>
        <text:list-item>
          <text:p text:style-name="P10"><text:span text:style-name="T13">Départementalisation géographique</text:span></text:p>
          <text:p text:style-name="P31"><text:span text:style-name="T13">- regroupement en fonction des spécificités géographiques et adaptation aux différences culturelles (et autres, légales par exemple)</text:span></text:p>
          <text:p text:style-name="P31"><text:span text:style-name="T13">- moins de risque de conflits que dans d'autres départementalisations</text:span></text:p>
          <text:p text:style-name="P31"><text:span text:style-name="T13">- moins de doublons que dans d'autres départementalisations</text:span></text:p>
          <text:p text:style-name="P10"><text:span text:style-name="T27">- utile si la clientèle est dispersée</text:span><text:span text:style-name="T13"> </text:span><text:span text:style-name="T26">mais il faut s'assurer que 2 zones géographiques ne peuvent pas être fusionnées</text:span></text:p>
        </text:list-item>
        <text:list-item>
          <text:p text:style-name="P10"><text:span text:style-name="T13">Départementalisation par processus</text:span></text:p>
          <text:p text:style-name="P31"><text:span text:style-name="T13">- simple</text:span></text:p>
          <text:p text:style-name="P30"><text:span text:style-name="T13">- mauvaise vue du résultat final (chacun se braque sur sa partie du produit)</text:span></text:p>
          <text:p text:style-name="P30"><text:span text:style-name="T13">- pas très souple lorsque l'environnement de l'organisation n'est pas stable</text:span></text:p>
          <text:p text:style-name="P30"><text:span text:style-name="T13">- peut donner lieu à une certaine incohérence (une porte mal construite que l'on peint quand même)</text:span></text:p>
        </text:list-item>
        <text:list-item>
          <text:p text:style-name="P10"><text:span text:style-name="T13">Départementalisation par équipe/projet</text:span></text:p>
          <text:p text:style-name="P31"><text:span text:style-name="T13">- augmente la rapidité de production de certaines demandes (comme l'obtention d'un prêt dans une banque qui prenait longtemps avec une structure par fonction et qui est beaucoup plus rapide avec la structure par équipe)</text:span></text:p>
          <text:p text:style-name="P10"><text:span text:style-name="T27">- structure pas stable, elle évolue avec le temps ce qui est bien pour réagir avec l'environnement qui n'est pas stable</text:span><text:span text:style-name="T13"> </text:span><text:span text:style-name="T26">mais il y a génération de stress (un chef d'équipe devient un subordonné ensuite, à la fin d'un projet, on ne sait pas ce qui nous attend, .. )</text:span></text:p>
          <text:p text:style-name="P30"><text:span text:style-name="T13">- coût élevé (car si pas de projet, les employés sont payés à rien faire)</text:span></text:p>
          <text:p text:style-name="P30"><text:span text:style-name="T13">- demande un régime de rémunération bien pensé</text:span></text:p>
        </text:list-item>
        <text:list-item>
          <text:p text:style-name="P10"><text:span text:style-name="T13">Départementalisation matricielle</text:span></text:p>
          <text:p text:style-name="P31"><text:span text:style-name="T13">- permet de profiter des avantages de 2 départementalisation</text:span></text:p>
          <text:p text:style-name="P30"><text:span text:style-name="T13">- difficile à manier, à faire évoluer (genre union de 2 produits, on unit simplement 2 départements dans le cas d'une structure par produit, ici on doit fusionner autant de département de produits qu'il y a de département de l'autre découpe)</text:span></text:p>
          <text:p text:style-name="P30"><text:span text:style-name="T13">- ne respecte pas un principe de Fayol (unité de commandement) vu qu'un employé aura 2 chefs</text:span></text:p>
        </text:list-item>
      </text:list>
      <text:p text:style-name="P29"><text:soft-page-break/><text:span text:style-name="T13"/></text:p>
      <text:p text:style-name="P29"><text:span text:style-name="T13"/></text:p>
      <text:p text:style-name="P29"><text:span text:style-name="T13"/></text:p>
      <text:p text:style-name="P29"><text:span text:style-name="T13"/></text:p>
      <text:p text:style-name="P29"><text:span text:style-name="T13"/></text:p>
      <text:p text:style-name="P43"><text:span text:style-name="T13"/></text:p>
      <text:p text:style-name="P38"><text:span text:style-name="T13">Le kaizen</text:span></text:p>
      <text:p text:style-name="P29"><text:span text:style-name="T13"/></text:p>
      <text:p text:style-name="P8"><text:span text:style-name="T13">Le kaizen comporte 5 composantes :</text:span></text:p>
      <text:list xml:id="list36266001" text:style-name="L6">
        <text:list-item>
          <text:p text:style-name="P11"><text:span text:style-name="T13">Priorité au client</text:span></text:p>
        </text:list-item>
        <text:list-item>
          <text:p text:style-name="P11"><text:span text:style-name="T13">Recherche de progrès permanente </text:span><text:span text:style-name="T5">(la qualité peut </text:span><text:span text:style-name="T6">toujours</text:span><text:span text:style-name="T5"> être améliorée)</text:span></text:p>
        </text:list-item>
        <text:list-item>
          <text:p text:style-name="P11"><text:span text:style-name="T13">Amélioration de la qualité dans toutes les activités de l'organisation </text:span><text:span text:style-name="T5">(le produit fini, la livraison, la rapidité de réponse aux plaintes, politesse au téléphone, ...)</text:span></text:p>
        </text:list-item>
        <text:list-item>
          <text:p text:style-name="P11"><text:span text:style-name="T13">Evaluation précise </text:span><text:span text:style-name="T5">(techniques statiques pour mesurer chaque variable essentielle au fonctionnement de l'organisation ; les résultats sont comparés à des références pour détecter les problèmes, en identifier la cause et les éliminer)</text:span></text:p>
        </text:list-item>
        <text:list-item>
          <text:p text:style-name="P11"><text:span text:style-name="T13">Empowerment </text:span><text:span text:style-name="T5">(impliquer les personnes sur le terrain dans le processus d'amélioration (recherche et résolution des problèmes)</text:span></text:p>
        </text:list-item>
      </text:list>
      <text:p text:style-name="P37"><text:span text:style-name="T5"/></text:p>
      <text:p text:style-name="P38"><text:span text:style-name="T13">La chaîne de valeurs.</text:span></text:p>
      <text:p text:style-name="P8"><text:span text:style-name="T5"/></text:p>
      <text:p text:style-name="P6"><text:span text:style-name="T13">Valeur : </text:span><text:span text:style-name="T7">il s'agit d'un concept générique qui recouvre les performances, caractéristiques, particularités, ... d'un bien ou service pour lequel le client est prêt à consacrer des ressources. En d'autres termes, le client est prêt à payer une certaine somme en échange de quelque chose auquel il attribue de la valeur.</text:span></text:p>
      <text:p text:style-name="P6"><text:span text:style-name="T7"/></text:p>
      <text:p text:style-name="P6"><text:span text:style-name="T13">Chaîne de valeurs :</text:span><text:span text:style-name="T7"> la chaîne de valeur décrit la totalité des activités successives à partir de la manipulation des matières premières jusqu'au produit fini placé entre les mains de l'utilisateur et donc chaque étape ajoute de la valeur.</text:span></text:p>
      <text:p text:style-name="P8"><text:span text:style-name="T5"/></text:p>
      <text:p text:style-name="P8">Les 6 conditions de bonne gestion de la chaîne de valeurs<text:span text:style-name="T13"> : </text:span></text:p>
      <text:p text:style-name="P8"><text:span text:style-name="T13"/></text:p>
      <text:list xml:id="list36594967" text:style-name="L7">
        <text:list-item>
          <text:p text:style-name="P12"><text:span text:style-name="T14">Coordination et collaboration</text:span><text:span text:style-name="T13"> : </text:span><text:span text:style-name="T5">intégrer un maximum de ses membres afin d'identifier ce que valorisera le client. Echange ouvert d'informations à ce sujet, flexibilité dans la définition du rôle de chaque membre, communication entre eux.</text:span></text:p>
        </text:list-item>
        <text:list-item>
          <text:p text:style-name="P12"><text:span text:style-name="T14">Investissement technologique</text:span><text:span text:style-name="T13"> : </text:span><text:span text:style-name="T5">l'informatique est indispensable à la bonne gestion et peut aussi améliorer le service client (vente en ligne, suivi après achat). A la base, les logiciels sont destinés à planifier les ressources (logiciels ERP), à répartir le travail, à gérer les relations avec la clientèle, entrer en e-commerce avec les partenaires connectés au réseau.</text:span></text:p>
        </text:list-item>
        <text:list-item>
          <text:p text:style-name="P14"><text:span text:style-name="T1">Processus organisationnels</text:span> : <text:span text:style-name="T4">les managers doivent analyser les composantes fondamentales des processus pour déterminer à quel niveau se crée la valeur et quelles activités sont superflues. Trois axes sont nécessaires pour satisfaire au mieux clients et fournisseurs : </text:span></text:p>
          <text:p text:style-name="P14"><text:span text:style-name="T4">- </text:span>meilleur prévision de la demande, le client doit trouver le produit n'importe où à n'importe quel moment</text:p>
          <text:p text:style-name="P14">- collaboration entre les membres de la chaîne de valeur pour des fonctions spécifiques (éventuellement échange de main d'oeuvre)</text:p>
          <text:p text:style-name="P14">- nouvelles méthodes d'évaluation pour mesurer les performances de chaque membre de la chaîne et voir si la création de valeur et sa distribution s'effectuent bien.</text:p>
        </text:list-item>
        <text:list-item>
          <text:p text:style-name="P14"><text:span text:style-name="T1">Implication de l'encadrement</text:span> : <text:span text:style-name="T4">le management doit soutenir, faciliter, promouvoir la chaîne de valeur. Tout le monde doit se demander ce qui ajoute de la valeur et éliminer les actions qui ne le font pas. La cultutre d'entreprise doit aller en ce sens, et l'implication du </text:span><text:soft-page-break/><text:span text:style-name="T4">management à tous les niveaux est importante. Il faut aussi clairement énoncer les attentes, en interne et externe, et prendre des mesuers contre les membres de la chaîne qui ne les respectent pas.</text:span></text:p>
        </text:list-item>
        <text:list-item>
          <text:p text:style-name="P14"><text:span text:style-name="T1">Ressources humaines</text:span> : <text:span text:style-name="T4">facteur primordial de chaque entreprise, il intervient à 3 niveaux :</text:span></text:p>
          <text:p text:style-name="P14"><text:span text:style-name="T4">- flexibilité dans la définition des postes : la fonction doit être (re)définie en fonction du travail et la valeur que cherche le client.</text:span></text:p>
          <text:p text:style-name="P14"><text:span text:style-name="T4">- embauche efficace, les tâches peuvent être très différentes et la collaboration évolue avec les besoins des consommateurs. Il faut donc détecter des candidats ayant des facultés d'apprentissage et d'adaptation.</text:span></text:p>
          <text:p text:style-name="P14"><text:span text:style-name="T4">- formation continue : logiciels, aide à la décision, nouvelles techniques, questions stratégiques, créativité et autres progrès doivent être appris en continu par les employés.</text:span></text:p>
        </text:list-item>
        <text:list-item>
          <text:p text:style-name="P14"><text:span text:style-name="T1">Culture d'entreprise</text:span> : <text:span text:style-name="T4">doit être positive, flexible, ouverte, avec partage et confiance, autant à l'intérieur qu'à l'extérieur (avec les partenaires). Les objectifs des fournisseurs et de l'entreprise se confondent et le contact entre différentes sections est personnel (même si des outils comme les mails ou le téléphone sont utilisés) fréquent et rapide.</text:span></text:p>
        </text:list-item>
      </text:list>
      <text:p text:style-name="P39"><text:span text:style-name="T4"/></text:p>
      <text:p text:style-name="P39"><text:span text:style-name="T4"/></text:p>
      <text:p text:style-name="P42">Le management japonais<text:span text:style-name="T4">.</text:span></text:p>
      <text:p text:style-name="P13">L'objectif premier de ce management est de réduire les coûts tout en satisfaisant les clients, ainsi, on va mettre en oeuvre toute une série de mesure pour y arriver : </text:p>
      <text:list xml:id="list38183645" text:style-name="L8">
        <text:list-item>
          <text:p text:style-name="P15">Le<text:span text:style-name="T1"> Just-in-time </text:span>ou <text:span text:style-name="T1">Kanban</text:span> : <text:span text:style-name="T4">il s'agit de supprimer les stocks d'input en n'en faisant venir que lorsque l'on en a besoin. Ainsi, on attend d'avoir une demande du client pour faire venir des inputs et produire.</text:span></text:p>
        </text:list-item>
        <text:list-item>
          <text:p text:style-name="P15">Le <text:span text:style-name="T1">Kaizen</text:span>.</text:p>
        </text:list-item>
        <text:list-item>
          <text:p text:style-name="P15"><text:span text:style-name="T1">Motivation et participation des travailleurs</text:span> <text:span text:style-name="T4">(notamment pour améliorer les produits et les processus).</text:span></text:p>
        </text:list-item>
      </text:list>
      <text:p text:style-name="P39"/>
      <text:p text:style-name="P40"><text:span text:style-name="T1">Le management classique.</text:span><text:span text:style-name="T32"> </text:span><text:span text:style-name="T9">(Taylor)</text:span></text:p>
      <text:p text:style-name="P13">L'idée de Taylor est simple, il a remarqué que certains travaillaient mieux que d'autres et dès lors il émet certaines procédures et règles à suivre pour le travail afin que tout le monde travaille de manière optimale. Il tire alors les 4 principes de bases du management classique :</text:p>
      <text:list xml:id="list38554930" text:style-name="L9">
        <text:list-item>
          <text:p text:style-name="P16">Substituer la méthode scientifique à l'empirisme</text:p>
        </text:list-item>
        <text:list-item>
          <text:p text:style-name="P16">Sélectionner, former et éduquer les travailleurs</text:p>
        </text:list-item>
        <text:list-item>
          <text:p text:style-name="P16">Faire appliquer les principes scientifiques identifiées (la méthode de la carotte et du bâton, c'est-à-dire tu travailles bien tu es récompensés, tu travailles mal tu es puni)</text:p>
        </text:list-item>
        <text:list-item>
          <text:p text:style-name="P16">Répartir le travail et les responsabilités ; c'est-à-dire la <text:span text:style-name="T1">division du travail</text:span> (chacun fait ce pour quoi il a un avantage comparatif)</text:p>
        </text:list-item>
      </text:list>
      <text:p text:style-name="P39"/>
      <text:p text:style-name="P42">Leadership : théorie des traits.</text:p>
      <text:p text:style-name="P13">Il y a 6 traits de caractère qui distinguent les leaders des non-leaders :</text:p>
      <text:list xml:id="list39125824" text:style-name="L10">
        <text:list-item>
          <text:p text:style-name="P17">Dynamisme</text:p>
        </text:list-item>
        <text:list-item>
          <text:p text:style-name="P17">Désir de diriger</text:p>
        </text:list-item>
        <text:list-item>
          <text:p text:style-name="P17">Honnêteté et intégrité</text:p>
        </text:list-item>
        <text:list-item>
          <text:p text:style-name="P17">Assurance</text:p>
        </text:list-item>
        <text:list-item>
          <text:p text:style-name="P17">Intelligence</text:p>
        </text:list-item>
        <text:list-item>
          <text:p text:style-name="P17">Compétences professionnelles</text:p>
        </text:list-item>
      </text:list>
      <text:p text:style-name="P39"/>
      <text:p text:style-name="P42">Leadership : théorie des comportements.</text:p>
      <text:p text:style-name="P13">Basiquement on distingue 3 types de leaders :</text:p>
      <text:list xml:id="list39192860" text:style-name="L11">
        <text:list-item>
          <text:p text:style-name="P18">Le leader autocratique<text:span text:style-name="T4"> (qui impose ses choix, ses méthodes de travail, ...)</text:span></text:p>
        </text:list-item>
        <text:list-item>
          <text:p text:style-name="P18">Le leader démocratique <text:span text:style-name="T4">(qui implique ses employés dans le processus décisionnel)</text:span></text:p>
        </text:list-item>
        <text:list-item>
          <text:p text:style-name="P18"><text:soft-page-break/>Le leader non-interventionniste <text:span text:style-name="T4">(qui laisse les employés faire comme ils pensent)</text:span></text:p>
        </text:list-item>
      </text:list>
      <text:p text:style-name="P39"><text:span text:style-name="T4"/></text:p>
      <text:p text:style-name="P42">Leadership : leader charismatique.</text:p>
      <text:p text:style-name="P13">Il s'agit d'une théorie selon laquelle les subordonnés, face à certains comportements, attribuent au leader des compétences extraordinaire ou héroïques. Les leaders charismatiques sont considérés comme : </text:p>
      <text:list xml:id="list39213894" text:style-name="L12">
        <text:list-item>
          <text:p text:style-name="P19">confiants</text:p>
        </text:list-item>
        <text:list-item>
          <text:p text:style-name="P19">possédant une vision pemettant d'envisager un avenir meilleur</text:p>
        </text:list-item>
        <text:list-item>
          <text:p text:style-name="P19">capables de formuler cette vision</text:p>
        </text:list-item>
        <text:list-item>
          <text:p text:style-name="P19">attachés à l'accomplissement de cette vision</text:p>
        </text:list-item>
        <text:list-item>
          <text:p text:style-name="P19">capables d'adapter des comportements non-conformistes</text:p>
        </text:list-item>
        <text:list-item>
          <text:p text:style-name="P19">acteurs d'un changement radical</text:p>
        </text:list-item>
        <text:list-item>
          <text:p text:style-name="P19">faisant preuve d'une importante sensibilité environnementale</text:p>
        </text:list-item>
      </text:list>
      <text:p text:style-name="P13"/>
      <text:p text:style-name="P13"/>
      <text:p text:style-name="P39"/>
      <text:p text:style-name="P42">Leadership : leader visionnaire.</text:p>
      <text:p text:style-name="P13">Un leader visionnaire :</text:p>
      <text:list xml:id="list39282004" text:style-name="L13">
        <text:list-item>
          <text:p text:style-name="P20">possède une capacité à expliquer sa vision aux autres</text:p>
        </text:list-item>
        <text:list-item>
          <text:p text:style-name="P20">doit être capable d'exprimer sa vision</text:p>
        </text:list-item>
        <text:list-item>
          <text:p text:style-name="P20">doit savoir adapter sa vision à différents contextes.</text:p>
        </text:list-item>
      </text:list>
      <text:p text:style-name="P39"/>
      <text:p text:style-name="P39"><text:span text:style-name="T2">Leadership : grille managériale.</text:span><text:span text:style-name="T4"> (Mouton &amp; Blake)</text:span></text:p>
      <text:p text:style-name="P33"><text:span text:style-name="T25">Elle s’articule autour de deux styles </text:span><text:span text:style-name="T34">fondamentaux, « l’interet pour les personnes » (axe y) et « l’interet pour la production » (axe x). </text:span><text:span text:style-name="T60">La grille est un</text:span><text:span text:style-name="T63">e r</text:span><text:span text:style-name="T64">eprésentation bidimensionnelle des styles de leadership fondée sur l’opposition entre l’intérêt pour les personnes et l’intérêt pour la production.</text:span><text:span text:style-name="T36"> Ainsi le point de coordonnée (1,1) correspond au leader non-interventionniste, le point (1,9) correspond au leader social (ou démocratique), le point(9,1) au leader autocratique, le point (5,5) au leader de compromis et le point (9,9) au leader intégrateur.</text:span></text:p>
      <text:p text:style-name="P13"><text:span text:style-name="T4"/></text:p>
      <text:p text:style-name="P39"/>
      <text:p text:style-name="P42">Culture innovante. <text:span text:style-name="T11">(Robbins et DeCenzo)</text:span></text:p>
      <text:p text:style-name="P13">Une culture innovante présente souvent les caractéristiques suivantes :</text:p>
      <text:list xml:id="list39625494" text:style-name="L14">
        <text:list-item>
          <text:p text:style-name="P21">acceptation de l'ambiguïté</text:p>
        </text:list-item>
        <text:list-item>
          <text:p text:style-name="P21">tolérance du manque de réalisme</text:p>
        </text:list-item>
        <text:list-item>
          <text:p text:style-name="P21">faibles contrôles externes,</text:p>
        </text:list-item>
        <text:list-item>
          <text:p text:style-name="P21">tolérance du risque,</text:p>
        </text:list-item>
        <text:list-item>
          <text:p text:style-name="P21">tolérance du conflit</text:p>
        </text:list-item>
        <text:list-item>
          <text:p text:style-name="P21">priorité à la fin plutot qu'aux moyens</text:p>
        </text:list-item>
        <text:list-item>
          <text:p text:style-name="P21">approche de systèmes ouverts</text:p>
        </text:list-item>
      </text:list>
      <text:p text:style-name="P39"/>
      <text:p text:style-name="P42">Les 10 caractéristiques d'une culture organisationnelle.</text:p>
      <text:p text:style-name="P13"/>
      <text:p text:style-name="P13">Il s'agit d'un système commun de signification élaboré au sein d'une organisation et qui détermine, dans une large mesure, comment les employés agissent et réagissent en situation. Les 10 caractéristiques de cette culture sont : </text:p>
      <text:list xml:id="list41523349" text:style-name="L18">
        <text:list-item>
          <text:p text:style-name="P25">Sentiment d'identification</text:p>
        </text:list-item>
        <text:list-item>
          <text:p text:style-name="P25">Priorité au groupe</text:p>
        </text:list-item>
        <text:list-item>
          <text:p text:style-name="P25">Intérêt pour les personnes</text:p>
        </text:list-item>
        <text:list-item>
          <text:p text:style-name="P25">Esprit d'intégration</text:p>
        </text:list-item>
        <text:list-item>
          <text:p text:style-name="P25"><text:soft-page-break/>Contrôle</text:p>
        </text:list-item>
        <text:list-item>
          <text:p text:style-name="P25">Tolérance au risque</text:p>
        </text:list-item>
        <text:list-item>
          <text:p text:style-name="P25">Critères de récompense</text:p>
        </text:list-item>
        <text:list-item>
          <text:p text:style-name="P25">Tolérance des conflits</text:p>
        </text:list-item>
        <text:list-item>
          <text:p text:style-name="P25">Orientation moyens/fin</text:p>
        </text:list-item>
        <text:list-item>
          <text:p text:style-name="P25">Système ouvert</text:p>
        </text:list-item>
      </text:list>
      <text:p text:style-name="P39"/>
      <text:p text:style-name="P41"><text:span text:style-name="T31">Équipes de travail.</text:span> </text:p>
      <text:p text:style-name="P13"/>
      <text:p text:style-name="P13">Elles sont au nombre de 5 théoriques :</text:p>
      <text:list xml:id="list39658596" text:style-name="L15">
        <text:list-item>
          <text:p text:style-name="P22"><text:span text:style-name="T1">fonctionnelle</text:span> : <text:span text:style-name="T4">manager + employés sous sa responsabilité et impliqués dans l'amélioration des activités ou dans la résolution de problèmes specifiques au sein d'une unité fonctionnelle donnée.</text:span></text:p>
        </text:list-item>
        <text:list-item>
          <text:p text:style-name="P32">de résolution de problèmes : <text:span text:style-name="T57">5 a 12 salariés du même service se reunissent quelques heures par semaine pour trouver comment ameliorer </text:span><text:span text:style-name="T58">qualité, efficacité et environnement </text:span><text:span text:style-name="T57">de travail.</text:span></text:p>
        </text:list-item>
        <text:list-item>
          <text:p text:style-name="P22"><text:span text:style-name="T1">autonome</text:span> : <text:span text:style-name="T4">groupe formel d'employés fonctionnant sans manager et responsable d'un processus de travail ou d'un segment complet de production afin de fournir un produit ou service à un client.</text:span></text:p>
        </text:list-item>
        <text:list-item>
          <text:p text:style-name="P22"><text:span text:style-name="T1">tranversale</text:span> (ou inter-fonctionnelle) : <text:span text:style-name="T4">employés de niveaux hiérarchiques proches ou identiques mais issus de différents services de l'organisation et rassemblés pour réaliser une tâche ou un projet précis.</text:span></text:p>
        </text:list-item>
        <text:list-item>
          <text:p text:style-name="P22"><text:span text:style-name="T1">virtuelle</text:span> : <text:span text:style-name="T4">équipe se réunissant via des moyens virtuels.</text:span></text:p>
        </text:list-item>
      </text:list>
      <text:p text:style-name="P13">mais en pratique on en rencontre 3 principales :</text:p>
      <text:list xml:id="list39684366" text:style-name="L16">
        <text:list-item>
          <text:p text:style-name="P23"><text:span text:style-name="T1">équipes fonctionnelles responsables</text:span> qui disposent du pouvoir de planifier et d'implémenter des améliorations de processus,</text:p>
        </text:list-item>
        <text:list-item>
          <text:p text:style-name="P23"><text:span text:style-name="T1">équipes autogérées </text:span>qui sont quasi autonomes et chargées de nombre d'activités qui étaient auparavant sous la coupe des managers,</text:p>
        </text:list-item>
        <text:list-item>
          <text:p text:style-name="P23"><text:span text:style-name="T1">équipes transversales interfonctionnelles</text:span> qui regroupent des individus spécialiés dans divers domaines et collaborant sur plusieurs tâches.</text:p>
        </text:list-item>
      </text:list>
      <text:p text:style-name="P13"/>
      <text:p text:style-name="P13">Elles sont hautement performantes si elles respectent les 7 critères :</text:p>
      <text:list xml:id="list41389061" text:style-name="L17">
        <text:list-item>
          <text:p text:style-name="P24"><text:span text:style-name="T1">Idéé précise</text:span> <text:span text:style-name="T4">de l'objectif à atteindre. Les individus s'engagent donc envers les objectifs de l'équipe, savent ce qu'on attend d'eux et comprennent en quoi consiste leur contribution respective. Ils sont aussi capable d'adapter leurs compétences aux besoin de l'équipe.</text:span></text:p>
        </text:list-item>
        <text:list-item>
          <text:p text:style-name="P27">Confiance mutuelle<text:span text:style-name="T29"> </text:span><text:span text:style-name="T10">régnant entre les membres, lesquels croient en l'intégrité, la personnalité et la capacité de chacun.</text:span></text:p>
        </text:list-item>
        <text:list-item>
          <text:p text:style-name="P27">Engagement global<text:span text:style-name="T10">, les membres manifestent une loyauté et un dévouement à toute épreuve envers l'équipe, désireux de faire le nécessaire pour mener à la réussite. Correpond donc à l'implication envers les objectifs et à la volonté de dépenser une grande quantité d'énergie pour les atteindre.</text:span></text:p>
        </text:list-item>
        <text:list-item>
          <text:p text:style-name="P27">Bonne communication<text:span text:style-name="T10"> grâce à une dose importante de feedback, tant du coté des membres que de celui du management, ce qui aide les individus à trouver leur voie et à corriger les malentendus --&gt; les membres sont capables de partager rapidement des idées et des sentiments.</text:span></text:p>
        </text:list-item>
        <text:list-item>
          <text:p text:style-name="P27">Talents de négociateurs <text:span text:style-name="T10">: les équipes efficaces tentent d'être flexibles et de s'adapter en permanence. Les membres doivent savoir à la fois confronter et concilier leurs différences car les problèmes et les relations se renouvellent régulièrement au sein du groupe.</text:span></text:p>
        </text:list-item>
        <text:list-item>
          <text:p text:style-name="P27">Leaders efficaces<text:span text:style-name="T10"> : savoir convaincre une équipe de les suivre, même dans les situations les plus complexes, en clarifiant les objectifs. Ils apportent la preuve que le changement est possible en dépassant l'inertie. Coachs et animateurs, ils offrent à leur équipe orientation et </text:span><text:soft-page-break/><text:span text:style-name="T10">soutien, sans pour autant la contrôler.</text:span></text:p>
        </text:list-item>
        <text:list-item>
          <text:p text:style-name="P27">Climat de soutien<text:span text:style-name="T10"> : en interne les équipes doivent pouvoir s'appuyer sur une structure solide, avec des formations adéquates, un système de mesure accessible servant à évaluer les performances globales, un programme de récompenses des activités réalisées et un système de ressources humaines motivant. En externe, le management doit aussi fournir à l'équipe les ressources nécéssaires à sa mission.</text:span></text:p>
        </text:list-item>
      </text:list>
      <text:p text:style-name="P41"><text:span text:style-name="T10"/></text:p>
      <text:p text:style-name="P42">Les 14 principes de Fayol.</text:p>
      <text:p text:style-name="P26"><text:span text:style-name="T29"/></text:p>
      <text:list xml:id="list41651570" text:style-name="L19">
        <text:list-item>
          <text:p text:style-name="P28">La division du travail</text:p>
        </text:list-item>
        <text:list-item>
          <text:p text:style-name="P28">Autorité <text:span text:style-name="T10">: les managers doivent pouvoir donner des ordres et avoir des responsabilités</text:span></text:p>
        </text:list-item>
        <text:list-item>
          <text:p text:style-name="P28">Discipline<text:span text:style-name="T10"> : respecter les règles de l'entreprise --&gt; pas d'ambiguité dans les règles.</text:span></text:p>
        </text:list-item>
        <text:list-item>
          <text:p text:style-name="P28">Unité de commandement <text:span text:style-name="T10">: un seul chef direct et max 6-7 subalternes.</text:span></text:p>
        </text:list-item>
        <text:list-item>
          <text:p text:style-name="P28">Unité de direction<text:span text:style-name="T10"> : un seul chef et un seul programme pour un ensemble d'opérations visant un même but</text:span></text:p>
        </text:list-item>
        <text:list-item>
          <text:p text:style-name="P28">Subordination des intérêts individuels à l'interêt général<text:span text:style-name="T10"> : les intérêts des employés passent après l'intérêt de l'entreprise.</text:span></text:p>
        </text:list-item>
        <text:list-item>
          <text:p text:style-name="P28">Rémunération<text:span text:style-name="T10"> : juste salaire</text:span></text:p>
        </text:list-item>
        <text:list-item>
          <text:p text:style-name="P28">Centralisation<text:span text:style-name="T10"> : trouver la bonne politique de centralisation selon les cas</text:span></text:p>
        </text:list-item>
        <text:list-item>
          <text:p text:style-name="P28">Hiérarchie</text:p>
        </text:list-item>
        <text:list-item>
          <text:p text:style-name="P28">Ordre<text:span text:style-name="T10"> : chaque chose et chaque personne au bon endroit au bon moment</text:span></text:p>
        </text:list-item>
        <text:list-item>
          <text:p text:style-name="P28">Equité<text:span text:style-name="T10"> : managers bons et justes</text:span></text:p>
        </text:list-item>
        <text:list-item>
          <text:p text:style-name="P28">Stabilité du personnel<text:span text:style-name="T10"> : pas trop de changements, stock de remplaçants pour pallier aux départs éventuels</text:span></text:p>
        </text:list-item>
        <text:list-item>
          <text:p text:style-name="P28">Initiative<text:span text:style-name="T10"> : employés incités à suggérer et à mettre en oeuvre de nouvelles idées</text:span></text:p>
        </text:list-item>
        <text:list-item>
          <text:p text:style-name="P28">Union du personnel<text:span text:style-name="T10"> : promotion du travail d'équipe =&gt; union du personnel et harmonie relationnelle au sein de l'entreprise.</text:span></text:p>
        </text:list-item>
      </text:list>
      <text:p text:style-name="P41"><text:span text:style-name="T29"/></text:p>
      <text:p text:style-name="P42">Business Model.</text:p>
      <text:p text:style-name="P26"><text:span text:style-name="T29">Schéma qu'une entreprise entend suivre pour tirer profit de l'ensemble de ses stratégies, procédés et activit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lucida grande" svg:font-family="'lucida grande', tahoma, verdana, arial, sans-serif"/>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Xavier Dubuc</meta:initial-creator>
    <meta:creation-date>2010-06-08T13:45:56.98</meta:creation-date>
    <dc:date>2010-06-08T23:18:32.13</dc:date>
    <dc:creator>Xavier Dubuc</dc:creator>
    <meta:editing-duration>PT08H25M58S</meta:editing-duration>
    <meta:editing-cycles>10</meta:editing-cycles>
    <meta:generator>OpenOffice.org/3.2$Win32 OpenOffice.org_project/320m12$Build-9483</meta:generator>
    <meta:document-statistic meta:table-count="0" meta:image-count="0" meta:object-count="0" meta:page-count="8" meta:paragraph-count="207" meta:word-count="3467" meta:character-count="22177"/>
  </office:meta>
</office:document-meta>
</file>